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9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7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91667in" style:font-size-asian="0.91667in" style:font-size-complex="0.9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4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91667in" style:font-size-asian="0.91667in" style:font-size-complex="0.9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45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8in"/>
      </text:list-level-style-number>
      <text:list-level-style-number text:level="3" style:num-format="" style:num-list-format-name="">
        <style:list-level-properties text:space-before="1.08in"/>
      </text:list-level-style-number>
      <text:list-level-style-number text:level="4" style:num-format="" style:num-list-format-name="">
        <style:list-level-properties text:space-before="1.58in"/>
      </text:list-level-style-number>
      <text:list-level-style-number text:level="5" style:num-format="" style:num-list-format-name="">
        <style:list-level-properties text:space-before="2.08in"/>
      </text:list-level-style-number>
      <text:list-level-style-number text:level="6" style:num-format="" style:num-list-format-name="">
        <style:list-level-properties text:space-before="2.33in"/>
      </text:list-level-style-number>
      <text:list-level-style-number text:level="7" style:num-format="" style:num-list-format-name="">
        <style:list-level-properties text:space-before="2.83in"/>
      </text:list-level-style-number>
      <text:list-level-style-number text:level="8" style:num-format="" style:num-list-format-name="">
        <style:list-level-properties text:space-before="3.33in"/>
      </text:list-level-style-number>
      <text:list-level-style-number text:level="9" style:num-format="" style:num-list-format-name="">
        <style:list-level-properties text:space-before="3.83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8in"/>
      </text:list-level-style-number>
      <text:list-level-style-number text:level="3" style:num-format="" style:num-list-format-name="">
        <style:list-level-properties text:space-before="1.08in"/>
      </text:list-level-style-number>
      <text:list-level-style-number text:level="4" style:num-format="" style:num-list-format-name="">
        <style:list-level-properties text:space-before="1.58in"/>
      </text:list-level-style-number>
      <text:list-level-style-number text:level="5" style:num-format="" style:num-list-format-name="">
        <style:list-level-properties text:space-before="2.08in"/>
      </text:list-level-style-number>
      <text:list-level-style-number text:level="6" style:num-format="" style:num-list-format-name="">
        <style:list-level-properties text:space-before="2.33in"/>
      </text:list-level-style-number>
      <text:list-level-style-number text:level="7" style:num-format="" style:num-list-format-name="">
        <style:list-level-properties text:space-before="2.83in"/>
      </text:list-level-style-number>
      <text:list-level-style-number text:level="8" style:num-format="" style:num-list-format-name="">
        <style:list-level-properties text:space-before="3.33in"/>
      </text:list-level-style-number>
      <text:list-level-style-number text:level="9" style:num-format="" style:num-list-format-name="">
        <style:list-level-properties text:space-before="3.83in"/>
      </text:list-level-style-number>
    </text:list-style>
    <text:list-style style:name="a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8in"/>
      </text:list-level-style-number>
      <text:list-level-style-number text:level="3" style:num-format="" style:num-list-format-name="">
        <style:list-level-properties text:space-before="1.08in"/>
      </text:list-level-style-number>
      <text:list-level-style-number text:level="4" style:num-format="" style:num-list-format-name="">
        <style:list-level-properties text:space-before="1.58in"/>
      </text:list-level-style-number>
      <text:list-level-style-number text:level="5" style:num-format="" style:num-list-format-name="">
        <style:list-level-properties text:space-before="2.08in"/>
      </text:list-level-style-number>
      <text:list-level-style-number text:level="6" style:num-format="" style:num-list-format-name="">
        <style:list-level-properties text:space-before="2.33in"/>
      </text:list-level-style-number>
      <text:list-level-style-number text:level="7" style:num-format="" style:num-list-format-name="">
        <style:list-level-properties text:space-before="2.83in"/>
      </text:list-level-style-number>
      <text:list-level-style-number text:level="8" style:num-format="" style:num-list-format-name="">
        <style:list-level-properties text:space-before="3.33in"/>
      </text:list-level-style-number>
      <text:list-level-style-number text:level="9" style:num-format="" style:num-list-format-name="">
        <style:list-level-properties text:space-before="3.83in"/>
      </text:list-level-style-number>
    </text:list-style>
    <text:list-style style:name="a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8in"/>
      </text:list-level-style-number>
      <text:list-level-style-number text:level="3" style:num-format="" style:num-list-format-name="">
        <style:list-level-properties text:space-before="1.08in"/>
      </text:list-level-style-number>
      <text:list-level-style-number text:level="4" style:num-format="" style:num-list-format-name="">
        <style:list-level-properties text:space-before="1.58in"/>
      </text:list-level-style-number>
      <text:list-level-style-number text:level="5" style:num-format="" style:num-list-format-name="">
        <style:list-level-properties text:space-before="2.08in"/>
      </text:list-level-style-number>
      <text:list-level-style-number text:level="6" style:num-format="" style:num-list-format-name="">
        <style:list-level-properties text:space-before="2.33in"/>
      </text:list-level-style-number>
      <text:list-level-style-number text:level="7" style:num-format="" style:num-list-format-name="">
        <style:list-level-properties text:space-before="2.83in"/>
      </text:list-level-style-number>
      <text:list-level-style-number text:level="8" style:num-format="" style:num-list-format-name="">
        <style:list-level-properties text:space-before="3.33in"/>
      </text:list-level-style-number>
      <text:list-level-style-number text:level="9" style:num-format="" style:num-list-format-name="">
        <style:list-level-properties text:space-before="3.83in"/>
      </text:list-level-style-number>
    </text:list-style>
    <text:list-style style:name="a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8in"/>
      </text:list-level-style-number>
      <text:list-level-style-number text:level="3" style:num-format="" style:num-list-format-name="">
        <style:list-level-properties text:space-before="1.08in"/>
      </text:list-level-style-number>
      <text:list-level-style-number text:level="4" style:num-format="" style:num-list-format-name="">
        <style:list-level-properties text:space-before="1.58in"/>
      </text:list-level-style-number>
      <text:list-level-style-number text:level="5" style:num-format="" style:num-list-format-name="">
        <style:list-level-properties text:space-before="2.08in"/>
      </text:list-level-style-number>
      <text:list-level-style-number text:level="6" style:num-format="" style:num-list-format-name="">
        <style:list-level-properties text:space-before="2.33in"/>
      </text:list-level-style-number>
      <text:list-level-style-number text:level="7" style:num-format="" style:num-list-format-name="">
        <style:list-level-properties text:space-before="2.83in"/>
      </text:list-level-style-number>
      <text:list-level-style-number text:level="8" style:num-format="" style:num-list-format-name="">
        <style:list-level-properties text:space-before="3.33in"/>
      </text:list-level-style-number>
      <text:list-level-style-number text:level="9" style:num-format="" style:num-list-format-name="">
        <style:list-level-properties text:space-before="3.83in"/>
      </text:list-level-style-number>
    </text:list-style>
    <text:list-style style:name="a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8in"/>
      </text:list-level-style-number>
      <text:list-level-style-number text:level="3" style:num-format="" style:num-list-format-name="">
        <style:list-level-properties text:space-before="1.08in"/>
      </text:list-level-style-number>
      <text:list-level-style-number text:level="4" style:num-format="" style:num-list-format-name="">
        <style:list-level-properties text:space-before="1.58in"/>
      </text:list-level-style-number>
      <text:list-level-style-number text:level="5" style:num-format="" style:num-list-format-name="">
        <style:list-level-properties text:space-before="2.08in"/>
      </text:list-level-style-number>
      <text:list-level-style-number text:level="6" style:num-format="" style:num-list-format-name="">
        <style:list-level-properties text:space-before="2.33in"/>
      </text:list-level-style-number>
      <text:list-level-style-number text:level="7" style:num-format="" style:num-list-format-name="">
        <style:list-level-properties text:space-before="2.83in"/>
      </text:list-level-style-number>
      <text:list-level-style-number text:level="8" style:num-format="" style:num-list-format-name="">
        <style:list-level-properties text:space-before="3.33in"/>
      </text:list-level-style-number>
      <text:list-level-style-number text:level="9" style:num-format="" style:num-list-format-name="">
        <style:list-level-properties text:space-before="3.83in"/>
      </text:list-level-style-number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8in"/>
      </text:list-level-style-number>
      <text:list-level-style-number text:level="3" style:num-format="" style:num-list-format-name="">
        <style:list-level-properties text:space-before="1.08in"/>
      </text:list-level-style-number>
      <text:list-level-style-number text:level="4" style:num-format="" style:num-list-format-name="">
        <style:list-level-properties text:space-before="1.58in"/>
      </text:list-level-style-number>
      <text:list-level-style-number text:level="5" style:num-format="" style:num-list-format-name="">
        <style:list-level-properties text:space-before="2.08in"/>
      </text:list-level-style-number>
      <text:list-level-style-number text:level="6" style:num-format="" style:num-list-format-name="">
        <style:list-level-properties text:space-before="2.33in"/>
      </text:list-level-style-number>
      <text:list-level-style-number text:level="7" style:num-format="" style:num-list-format-name="">
        <style:list-level-properties text:space-before="2.83in"/>
      </text:list-level-style-number>
      <text:list-level-style-number text:level="8" style:num-format="" style:num-list-format-name="">
        <style:list-level-properties text:space-before="3.33in"/>
      </text:list-level-style-number>
      <text:list-level-style-number text:level="9" style:num-format="" style:num-list-format-name="">
        <style:list-level-properties text:space-before="3.83in"/>
      </text:list-level-style-number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8in"/>
      </text:list-level-style-number>
      <text:list-level-style-number text:level="3" style:num-format="" style:num-list-format-name="">
        <style:list-level-properties text:space-before="1.08in"/>
      </text:list-level-style-number>
      <text:list-level-style-number text:level="4" style:num-format="" style:num-list-format-name="">
        <style:list-level-properties text:space-before="1.58in"/>
      </text:list-level-style-number>
      <text:list-level-style-number text:level="5" style:num-format="" style:num-list-format-name="">
        <style:list-level-properties text:space-before="2.08in"/>
      </text:list-level-style-number>
      <text:list-level-style-number text:level="6" style:num-format="" style:num-list-format-name="">
        <style:list-level-properties text:space-before="2.33in"/>
      </text:list-level-style-number>
      <text:list-level-style-number text:level="7" style:num-format="" style:num-list-format-name="">
        <style:list-level-properties text:space-before="2.83in"/>
      </text:list-level-style-number>
      <text:list-level-style-number text:level="8" style:num-format="" style:num-list-format-name="">
        <style:list-level-properties text:space-before="3.33in"/>
      </text:list-level-style-number>
      <text:list-level-style-number text:level="9" style:num-format="" style:num-list-format-name="">
        <style:list-level-properties text:space-before="3.83in"/>
      </text:list-level-style-number>
    </text:list-style>
    <text:list-style style:name="a4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8in"/>
      </text:list-level-style-number>
      <text:list-level-style-number text:level="3" style:num-format="" style:num-list-format-name="">
        <style:list-level-properties text:space-before="1.08in"/>
      </text:list-level-style-number>
      <text:list-level-style-number text:level="4" style:num-format="" style:num-list-format-name="">
        <style:list-level-properties text:space-before="1.58in"/>
      </text:list-level-style-number>
      <text:list-level-style-number text:level="5" style:num-format="" style:num-list-format-name="">
        <style:list-level-properties text:space-before="2.08in"/>
      </text:list-level-style-number>
      <text:list-level-style-number text:level="6" style:num-format="" style:num-list-format-name="">
        <style:list-level-properties text:space-before="2.33in"/>
      </text:list-level-style-number>
      <text:list-level-style-number text:level="7" style:num-format="" style:num-list-format-name="">
        <style:list-level-properties text:space-before="2.83in"/>
      </text:list-level-style-number>
      <text:list-level-style-number text:level="8" style:num-format="" style:num-list-format-name="">
        <style:list-level-properties text:space-before="3.33in"/>
      </text:list-level-style-number>
      <text:list-level-style-number text:level="9" style:num-format="" style:num-list-format-name="">
        <style:list-level-properties text:space-before="3.83in"/>
      </text:list-level-style-number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8in"/>
      </text:list-level-style-number>
      <text:list-level-style-number text:level="3" style:num-format="" style:num-list-format-name="">
        <style:list-level-properties text:space-before="1.08in"/>
      </text:list-level-style-number>
      <text:list-level-style-number text:level="4" style:num-format="" style:num-list-format-name="">
        <style:list-level-properties text:space-before="1.58in"/>
      </text:list-level-style-number>
      <text:list-level-style-number text:level="5" style:num-format="" style:num-list-format-name="">
        <style:list-level-properties text:space-before="2.08in"/>
      </text:list-level-style-number>
      <text:list-level-style-number text:level="6" style:num-format="" style:num-list-format-name="">
        <style:list-level-properties text:space-before="2.33in"/>
      </text:list-level-style-number>
      <text:list-level-style-number text:level="7" style:num-format="" style:num-list-format-name="">
        <style:list-level-properties text:space-before="2.83in"/>
      </text:list-level-style-number>
      <text:list-level-style-number text:level="8" style:num-format="" style:num-list-format-name="">
        <style:list-level-properties text:space-before="3.33in"/>
      </text:list-level-style-number>
      <text:list-level-style-number text:level="9" style:num-format="" style:num-list-format-name="">
        <style:list-level-properties text:space-before="3.83in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79" presentation:style-name="a383" draw:name="Title 1" svg:x="2.09441in" svg:y="1.95588in" svg:width="9.14395in" svg:height="2.29465in" presentation:class="title" presentation:placeholder="false">
          <draw:text-box>
            <text:p text:style-name="a382" text:class-names="" text:cond-style-name=""><text:span text:style-name="a381" text:class-names="">DIPLOMA IN PYTHON<text:line-break/>PROGRAMMING</text:span></text:p>
          </draw:text-box>
          <svg:title/>
          <svg:desc/>
        </draw:frame>
        <draw:frame draw:id="id80" presentation:style-name="a388" draw:name="Subtitle 2" svg:x="2.93078in" svg:y="4.32664in" svg:width="7.47121in" svg:height="1.18792in" presentation:class="subtitle" presentation:placeholder="false">
          <draw:text-box>
            <text:p text:style-name="a385" text:class-names="" text:cond-style-name=""><text:span text:style-name="a384" text:class-names=""><text:s text:c="38"/>ACHU KARTHIKEYAN MADHU</text:span></text:p>
            <text:p text:style-name="a387" text:class-names="" text:cond-style-name=""><text:span text:style-name="a386" text:class-names="">4250</text:span></text:p>
          </draw:text-box>
          <svg:title/>
          <svg:desc/>
        </draw:frame>
      </draw:page>
      <draw:page draw:name="Slide2" draw:style-name="a389" draw:master-page-name="Master1-Layout2-obj-Title-and-Content" presentation:presentation-page-layout-name="Master1-PPL2" draw:id="Slide-257">
        <draw:frame draw:id="id81" presentation:style-name="a392" draw:name="Title 1" svg:x="1.5in" svg:y="0.75in" svg:width="10.5in" svg:height="1.625in" presentation:class="title" presentation:placeholder="false">
          <draw:text-box>
            <text:p text:style-name="a391" text:class-names="" text:cond-style-name=""><text:span text:style-name="a390" text:class-names="">INTRODUCTION</text:span></text:p>
          </draw:text-box>
          <svg:title/>
          <svg:desc/>
        </draw:frame>
        <draw:frame draw:id="id82" presentation:style-name="a399" draw:name="Content Placeholder 2" svg:x="1.5in" svg:y="2.5in" svg:width="10.5in" svg:height="3.91667in" presentation:class="outline" presentation:placeholder="false">
          <draw:text-box>
            <text:list text:style-name="a395">
              <text:list-item>
                <text:p text:style-name="a394" text:class-names="" text:cond-style-name=""><text:span text:style-name="a393" text:class-names="">The course offers total python programming instruction which fits both new leaners and people who want to boost their coding capabilities.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Students will examine project setup in python and learn to receive user input while conducting variable operations on dates and times.</text:span></text:p>
              </text:list-item>
            </text:list>
          </draw:text-box>
          <svg:title/>
          <svg:desc/>
        </draw:frame>
      </draw:page>
      <draw:page draw:name="Slide3" draw:style-name="a400" draw:master-page-name="Master1-Layout2-obj-Title-and-Content" presentation:presentation-page-layout-name="Master1-PPL2" draw:id="Slide-258">
        <draw:frame draw:id="id83" presentation:style-name="a403" draw:name="Title 1" svg:x="1.5in" svg:y="0.75in" svg:width="10.5in" svg:height="1.625in" presentation:class="title" presentation:placeholder="false">
          <draw:text-box>
            <text:p text:style-name="a402" text:class-names="" text:cond-style-name=""><text:span text:style-name="a401" text:class-names="">MODULES</text:span></text:p>
          </draw:text-box>
          <svg:title/>
          <svg:desc/>
        </draw:frame>
        <draw:frame draw:id="id84" presentation:style-name="a422" draw:name="Content Placeholder 2" svg:x="1.5in" svg:y="2.5in" svg:width="10.5in" svg:height="3.91667in" presentation:class="outline" presentation:placeholder="false">
          <draw:text-box>
            <text:list text:style-name="a406">
              <text:list-item>
                <text:p text:style-name="a405" text:class-names="" text:cond-style-name=""><text:span text:style-name="a404" text:class-names="">There <text:s text:c="1"/>are 17 modules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/></text:p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>HOURS</text:span></text:p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>15-20</text:span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/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/></text:p>
              </text:list-item>
            </text:list>
          </draw:text-box>
          <svg:title/>
          <svg:desc/>
        </draw:frame>
      </draw:page>
      <draw:page draw:name="Slide5" draw:style-name="a423" draw:master-page-name="Master1-Layout6-titleOnly-Title-Only" presentation:presentation-page-layout-name="Master1-PPL6" draw:id="Slide-260">
        <draw:frame draw:id="id85" presentation:style-name="a426" draw:name="Title 1" svg:x="1.5in" svg:y="0.75in" svg:width="10.5in" svg:height="6.48656in" presentation:class="title" presentation:placeholder="false">
          <draw:text-box>
            <text:p text:style-name="a425" text:class-names="" text:cond-style-name=""><text:span text:style-name="a424" text:class-names="">Module 1- Introduction to Python Programming<text:line-break/>Module 2-Displaying Text<text:line-break/>Module 3-String Variables<text:line-break/>Module 4-Storing Numbers<text:line-break/>Module 5-Working with <text:s text:c="1"/>Dates and Time<text:line-break/>Module 6-Diploma in Python Programming-First Assessment<text:line-break/>Module 7-Making Decisions with Code<text:line-break/>Module 8-Complex Decisions with Code<text:line-break/>Module 9-Repeating Events<text:line-break/>Module 10-Repeating Events until Done<text:line-break/>Module 11-Remembering Lists<text:line-break/>Module 12-How to Save Information in Files<text:line-break/>Module 13-Reading from Files<text:line-break/>Module 14-Introduction to Functions<text:line-break/>Module 15-Handling Errors<text:line-break/>Module 16-Diploma in Python Programming-Second Assessment<text:line-break/>Module 17-Final Assessment<text:line-break/><text:line-break/></text:span></text:p>
          </draw:text-box>
          <svg:title/>
          <svg:desc/>
        </draw:frame>
      </draw:page>
      <draw:page draw:name="Slide6" draw:style-name="a427" draw:master-page-name="Master1-Layout2-obj-Title-and-Content" presentation:presentation-page-layout-name="Master1-PPL2" draw:id="Slide-261">
        <draw:frame draw:id="id86" presentation:style-name="a433" draw:name="Title 1" svg:x="1.5in" svg:y="0.75in" svg:width="10.5in" svg:height="1.625in" presentation:class="title" presentation:placeholder="false">
          <draw:text-box>
            <text:p text:style-name="a432" text:class-names="" text:cond-style-name=""><text:span text:style-name="a428" text:class-names="">C</text:span><text:span text:style-name="a429" text:class-names="">O</text:span><text:span text:style-name="a430" text:class-names="">NCLUSION</text:span><text:span text:style-name="a431" text:class-names=""/></text:p>
          </draw:text-box>
          <svg:title/>
          <svg:desc/>
        </draw:frame>
        <draw:frame draw:id="id87" presentation:style-name="a449" draw:name="Content Placeholder 2" svg:x="1.5in" svg:y="2.5in" svg:width="10.5in" svg:height="3.91667in" presentation:class="outline" presentation:placeholder="false">
          <draw:text-box>
            <text:list text:style-name="a436">
              <text:list-item>
                <text:p text:style-name="a435" text:class-names="" text:cond-style-name=""><text:span text:style-name="a434" text:class-names="">To conclude Diploma in Python Programming on Alison has given me a comprehensive<text:s text:c="1"/></text:span></text:p>
              </text:list-item>
            </text:list>
            <text:list text:style-name="a448">
              <text:list-item>
                <text:p text:style-name="a447" text:class-names="" text:cond-style-name=""><text:span text:style-name="a437" text:class-names="">understanding of Python’s core concepts and practical applications . Throughout the 17 modules ,I learned to display text and manage string<text:s text:c="1"/></text:span><text:span text:style-name="a438" text:class-names="">string</text:span><text:span text:style-name="a439" text:class-names=""><text:s text:c="1"/>variables, store and manipulate numerical data, and work efficiently with dates and times. The course also helped me to develop logical thinking by making<text:s text:c="1"/></text:span><text:span text:style-name="a440" text:class-names="">decisions</text:span><text:span text:style-name="a441" text:class-names=""><text:s text:c="1"/>with code including handling complex conditional structures.<text:s text:c="1"/></text:span><text:span text:style-name="a442" text:class-names="">Adittionally</text:span><text:span text:style-name="a443" text:class-names=""><text:s text:c="1"/>I gained valuable experience in<text:s text:c="1"/></text:span><text:span text:style-name="a444" text:class-names="">creatind</text:span><text:span text:style-name="a445" text:class-names=""><text:s text:c="1"/>and using functions to organize code efficiently and in handling errors to ensure robust and reliable programs. Overall , this course has strengthened my programming foundation and equipped me with the essential skills to apply python confidently in real world scenarios.</text:span><text:span text:style-name="a446" text:class-names=""/></text:p>
              </text:list-item>
            </text:list>
          </draw:text-box>
          <svg:title/>
          <svg:desc/>
        </draw:frame>
      </draw:page>
      <draw:page draw:name="Slide7" draw:style-name="a450" draw:master-page-name="Master1-Layout6-titleOnly-Title-Only" presentation:presentation-page-layout-name="Master1-PPL6" draw:id="Slide-262">
        <draw:frame draw:id="id88" presentation:style-name="a454" draw:name="Title 1" svg:x="4.75269in" svg:y="3.07527in" svg:width="4.84946in" svg:height="2.56989in" presentation:class="title" presentation:placeholder="false">
          <draw:text-box>
            <text:p text:style-name="a453" text:class-names="" text:cond-style-name=""><text:span text:style-name="a451" text:class-names="">THANK YOU</text:span><text:span text:style-name="a45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date-time" svg:x="0.82334in" svg:y="7.05751in" svg:width="1.75847in" svg:height="0.44249in"/>
      <presentation:placeholder presentation:object="footer" svg:x="2.82596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2" style:display-name="Title and Content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3" style:display-name="Section Header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Two Content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Comparison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Title Only">
      <presentation:placeholder presentation:object="title" svg:x="1.5in" svg:y="0.75in" svg:width="10.5in" svg:height="1.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Blank"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Content with Caption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Picture with Caption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Title and Vertical Text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Vertical Title and Text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solid" draw:fill-color="#efede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0">
      <style:graphic-properties fo:wrap-option="wrap" fo:padding-top="0in" fo:padding-bottom="0in" fo:padding-left="0in" fo:padding-right="0in" draw:textarea-vertical-align="top" draw:textarea-horizontal-align="left" draw:fill="solid" draw:fill-color="#8c8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fo:wrap-option="wrap" fo:padding-top="0in" fo:padding-bottom="0in" fo:padding-left="0in" fo:padding-right="0in" draw:textarea-vertical-align="top" draw:textarea-horizontal-align="left" draw:fill="solid" draw:fill-color="#8c8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3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4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7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191b0e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7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in"/>
      </text:list-level-style-number>
      <text:list-level-style-number text:level="3" style:num-format="" style:num-list-format-name="">
        <style:list-level-properties text:space-before="1.5in"/>
      </text:list-level-style-number>
      <text:list-level-style-number text:level="4" style:num-format="" style:num-list-format-name="">
        <style:list-level-properties text:space-before="2in"/>
      </text:list-level-style-number>
      <text:list-level-style-number text:level="5" style:num-format="" style:num-list-format-name="">
        <style:list-level-properties text:space-before="2.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in"/>
      </text:list-level-style-number>
      <text:list-level-style-number text:level="3" style:num-format="" style:num-list-format-name="">
        <style:list-level-properties text:space-before="1.5in"/>
      </text:list-level-style-number>
      <text:list-level-style-number text:level="4" style:num-format="" style:num-list-format-name="">
        <style:list-level-properties text:space-before="2in"/>
      </text:list-level-style-number>
      <text:list-level-style-number text:level="5" style:num-format="" style:num-list-format-name="">
        <style:list-level-properties text:space-before="2.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in"/>
      </text:list-level-style-number>
      <text:list-level-style-number text:level="3" style:num-format="" style:num-list-format-name="">
        <style:list-level-properties text:space-before="1.5in"/>
      </text:list-level-style-number>
      <text:list-level-style-number text:level="4" style:num-format="" style:num-list-format-name="">
        <style:list-level-properties text:space-before="2in"/>
      </text:list-level-style-number>
      <text:list-level-style-number text:level="5" style:num-format="" style:num-list-format-name="">
        <style:list-level-properties text:space-before="2.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2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2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in"/>
      </text:list-level-style-number>
      <text:list-level-style-number text:level="3" style:num-format="" style:num-list-format-name="">
        <style:list-level-properties text:space-before="1.5in"/>
      </text:list-level-style-number>
      <text:list-level-style-number text:level="4" style:num-format="" style:num-list-format-name="">
        <style:list-level-properties text:space-before="2in"/>
      </text:list-level-style-number>
      <text:list-level-style-number text:level="5" style:num-format="" style:num-list-format-name="">
        <style:list-level-properties text:space-before="2.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in"/>
      </text:list-level-style-number>
      <text:list-level-style-number text:level="3" style:num-format="" style:num-list-format-name="">
        <style:list-level-properties text:space-before="1.5in"/>
      </text:list-level-style-number>
      <text:list-level-style-number text:level="4" style:num-format="" style:num-list-format-name="">
        <style:list-level-properties text:space-before="2in"/>
      </text:list-level-style-number>
      <text:list-level-style-number text:level="5" style:num-format="" style:num-list-format-name="">
        <style:list-level-properties text:space-before="2.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number:date-style xmlns:number="urn:oasis:names:tc:opendocument:xmlns:datastyle:1.0" style:name="a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rop" style:page-layout-name="pageLayout1" draw:style-name="a0">
      <draw:frame draw:id="id0" presentation:style-name="a3" draw:name="Title Placeholder 1" svg:x="1.5in" svg:y="0.75in" svg:width="10.5in" svg:height="1.6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5in" svg:y="2.5in" svg:width="10.5in" svg:height="3.916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1.52083in" svg:y="7.05751in" svg:width="1.31734in" svg:height="0.44249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26/2025</text:date></text:span></text:p>
        </draw:text-box>
        <svg:title/>
        <svg:desc/>
      </draw:frame>
      <draw:frame draw:id="id3" presentation:style-name="a26" draw:name="Footer Placeholder 4" svg:x="3.16444in" svg:y="7.05751in" svg:width="6.8688in" svg:height="0.44249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0.35951in" svg:y="7.05751in" svg:width="1.74573in" svg:height="0.44249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52285in" svg:y="0.00041in" svg:width="0.25in" svg:height="7.5in" draw:id="id5" draw:style-name="a32" draw:name="Rectangle 8">
        <svg:title>Side bar</svg:title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33">
      <draw:frame draw:id="id6" presentation:style-name="a36" draw:name="Title 1" svg:x="2.09441in" svg:y="1.95588in" svg:width="9.14395in" svg:height="2.29465in" presentation:class="title" presentation:placeholder="false">
        <draw:text-box>
          <text:p text:style-name="a35" text:class-names="" text:cond-style-name=""><text:span text:style-name="a34" text:class-names="">Click to edit Master title style</text:span></text:p>
        </draw:text-box>
        <svg:title/>
        <svg:desc/>
      </draw:frame>
      <draw:frame draw:id="id7" presentation:style-name="a39" draw:name="Subtitle 2" svg:x="2.93078in" svg:y="4.32664in" svg:width="7.47121in" svg:height="1.18792in" presentation:class="subtitle" presentation:placeholder="false">
        <draw:text-box>
          <text:p text:style-name="a38" text:class-names="" text:cond-style-name=""><text:span text:style-name="a37" text:class-names="">Click to edit Master subtitle style</text:span></text:p>
        </draw:text-box>
        <svg:title/>
        <svg:desc/>
      </draw:frame>
      <draw:frame draw:id="id8" presentation:style-name="a43" draw:name="Date Placeholder 3" svg:x="0.82334in" svg:y="7.05751in" svg:width="1.75847in" svg:height="0.44249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0/26/2025</text:date></text:span></text:p>
        </draw:text-box>
        <svg:title/>
        <svg:desc/>
      </draw:frame>
      <draw:frame draw:id="id9" presentation:style-name="a46" draw:name="Footer Placeholder 4" svg:x="2.82596in" svg:y="7.05751in" svg:width="7.68086in" svg:height="0.44249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10" presentation:style-name="a49" draw:name="Slide Number Placeholder 5" svg:x="10.75097in" svg:y="7.05751in" svg:width="1.74573in" svg:height="0.44249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/></text:span></text:p>
        </draw:text-box>
        <svg:title/>
        <svg:desc/>
      </draw:frame>
      <draw:g draw:name="Group 6" draw:id="id11">
        <svg:title/>
        <svg:desc/>
        <draw:custom-shape svg:x="8.91509in" svg:y="1.84345in" svg:width="3.5816in" svg:height="4.82118in" draw:id="id12" draw:style-name="a52" draw:name="Freeform 6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type="non-primitive" svg:viewBox="0 0 10000 10000" draw:enhanced-path="M ?f2 ?f0 L ?f1 ?f0 ?f1 ?f1 ?f0 ?f1 ?f0 ?f3 ?f2 ?f4 ?f2 ?f0 Z N" draw:text-areas="?f7 ?f7 ?f8 ?f8">
            <draw:equation draw:name="f0" draw:formula="0"/>
            <draw:equation draw:name="f1" draw:formula="10000"/>
            <draw:equation draw:name="f2" draw:formula="8761"/>
            <draw:equation draw:name="f3" draw:formula="9126"/>
            <draw:equation draw:name="f4" draw:formula="9127"/>
            <draw:equation draw:name="f5" draw:formula="?f1 - ?f0"/>
            <draw:equation draw:name="f6" draw:formula="?f5 / 10000"/>
            <draw:equation draw:name="f7" draw:formula="?f0 / ?f6"/>
            <draw:equation draw:name="f8" draw:formula="?f1 / ?f6"/>
          </draw:enhanced-geometry>
        </draw:custom-shape>
        <draw:custom-shape svg:x="0.82334in" svg:y="0.81416in" svg:width="3.58231in" svg:height="4.82118in" draw:id="id13" draw:style-name="a55" draw:name="Freeform 6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type="non-primitive" svg:viewBox="0 0 10002 10000" draw:enhanced-path="M ?f3 ?f0 L ?f1 ?f0 ?f1 ?f2 ?f4 ?f2 C ?f5 ?f6 ?f7 ?f8 ?f0 ?f9 L ?f3 ?f10 ?f3 ?f0 Z N" draw:text-areas="?f15 ?f17 ?f16 ?f18" draw:mirror-vertical="true" draw:mirror-horizontal="true">
            <draw:equation draw:name="f0" draw:formula="0"/>
            <draw:equation draw:name="f1" draw:formula="10002"/>
            <draw:equation draw:name="f2" draw:formula="10000"/>
            <draw:equation draw:name="f3" draw:formula="8763"/>
            <draw:equation draw:name="f4" draw:formula="2"/>
            <draw:equation draw:name="f5" draw:formula="-2"/>
            <draw:equation draw:name="f6" draw:formula="9698"/>
            <draw:equation draw:name="f7" draw:formula="4"/>
            <draw:equation draw:name="f8" draw:formula="9427"/>
            <draw:equation draw:name="f9" draw:formula="9125"/>
            <draw:equation draw:name="f10" draw:formula="9128"/>
            <draw:equation draw:name="f11" draw:formula="?f2 - ?f0"/>
            <draw:equation draw:name="f12" draw:formula="?f1 - ?f0"/>
            <draw:equation draw:name="f13" draw:formula="?f12 / 10002"/>
            <draw:equation draw:name="f14" draw:formula="?f11 / 10000"/>
            <draw:equation draw:name="f15" draw:formula="?f0 / ?f13"/>
            <draw:equation draw:name="f16" draw:formula="?f1 / ?f13"/>
            <draw:equation draw:name="f17" draw:formula="?f0 / ?f14"/>
            <draw:equation draw:name="f18" draw:formula="?f2 / ?f14"/>
          </draw:enhanced-geometry>
        </draw:custom-shape>
      </draw:g>
    </style:master-page>
    <style:master-page style:name="Master1-Layout2-obj-Title-and-Content" style:page-layout-name="pageLayout1" draw:style-name="a56">
      <draw:custom-shape svg:x="0.52285in" svg:y="0.00041in" svg:width="0.25in" svg:height="7.5in" draw:id="id14" draw:layer="Master1-bg" draw:style-name="a59" draw:name="Rectangle 8">
        <svg:title>Side bar</svg:title>
        <svg:desc/>
        <text:p text:style-name="a58" text:class-names="" text:cond-style-name=""><text:span text:style-name="a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62" draw:name="Title 1" svg:x="1.5in" svg:y="0.75in" svg:width="10.5in" svg:height="1.625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draw:frame draw:id="id16" presentation:style-name="a78" draw:name="Content Placeholder 2" svg:x="1.5in" svg:y="2.5in" svg:width="10.5in" svg:height="3.91667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2" draw:name="Date Placeholder 3" svg:x="1.52083in" svg:y="7.05751in" svg:width="1.31734in" svg:height="0.44249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10/26/2025</text:date></text:span></text:p>
        </draw:text-box>
        <svg:title/>
        <svg:desc/>
      </draw:frame>
      <draw:frame draw:id="id18" presentation:style-name="a85" draw:name="Footer Placeholder 4" svg:x="3.16444in" svg:y="7.05751in" svg:width="6.8688in" svg:height="0.44249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9" presentation:style-name="a88" draw:name="Slide Number Placeholder 5" svg:x="10.35951in" svg:y="7.05751in" svg:width="1.74573in" svg:height="0.44249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20" presentation:style-name="a92" draw:name="Title 1" svg:x="0.83664in" svg:y="1.42318in" svg:width="10.51287in" svg:height="3.11979in" presentation:class="title" presentation:placeholder="false">
        <draw:text-box>
          <text:p text:style-name="a91" text:class-names="" text:cond-style-name=""><text:span text:style-name="a90" text:class-names="">Click to edit Master title style</text:span></text:p>
        </draw:text-box>
        <svg:title/>
        <svg:desc/>
      </draw:frame>
      <draw:frame draw:id="id21" presentation:style-name="a96" draw:name="Text Placeholder 2" svg:x="0.83664in" svg:y="4.61103in" svg:width="10.51287in" svg:height="1.25035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>Click to edit Master text styles</text:span></text:p>
            </text:list-item>
          </text:list>
        </draw:text-box>
        <svg:title/>
        <svg:desc/>
      </draw:frame>
      <draw:frame draw:id="id22" presentation:style-name="a100" draw:name="Date Placeholder 3" svg:x="0.80808in" svg:y="7.05751in" svg:width="1.77429in" svg:height="0.44249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10/26/2025</text:date></text:span></text:p>
        </draw:text-box>
        <svg:title/>
        <svg:desc/>
      </draw:frame>
      <draw:frame draw:id="id23" presentation:style-name="a103" draw:name="Footer Placeholder 4" svg:x="2.82624in" svg:y="7.05751in" svg:width="7.68086in" svg:height="0.44249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4" presentation:style-name="a106" draw:name="Slide Number Placeholder 5" svg:x="10.75097in" svg:y="7.05751in" svg:width="1.74573in" svg:height="0.44249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draw:custom-shape svg:x="8.91509in" svg:y="1.84345in" svg:width="3.5816in" svg:height="4.82118in" draw:id="id25" draw:style-name="a109" draw:name="Freeform 6">
        <svg:title>Crop Mark</svg:title>
        <svg:desc/>
        <text:p text:style-name="a108" text:class-names="" text:cond-style-name=""><text:span text:style-name="a107" text:class-names=""/></text:p>
        <draw:enhanced-geometry xmlns:dr3d="urn:oasis:names:tc:opendocument:xmlns:dr3d:1.0" draw:type="non-primitive" svg:viewBox="0 0 4125 5554" draw:enhanced-path="M ?f3 ?f0 L ?f1 ?f0 ?f1 ?f2 ?f0 ?f2 ?f0 ?f4 ?f3 ?f4 ?f3 ?f0 Z N" draw:text-areas="?f9 ?f11 ?f10 ?f12">
          <draw:equation draw:name="f0" draw:formula="0"/>
          <draw:equation draw:name="f1" draw:formula="4125"/>
          <draw:equation draw:name="f2" draw:formula="5554"/>
          <draw:equation draw:name="f3" draw:formula="3614"/>
          <draw:equation draw:name="f4" draw:formula="5074"/>
          <draw:equation draw:name="f5" draw:formula="?f2 - ?f0"/>
          <draw:equation draw:name="f6" draw:formula="?f1 - ?f0"/>
          <draw:equation draw:name="f7" draw:formula="?f6 / 4125"/>
          <draw:equation draw:name="f8" draw:formula="?f5 / 5554"/>
          <draw:equation draw:name="f9" draw:formula="0 / ?f7"/>
          <draw:equation draw:name="f10" draw:formula="?f1 / ?f7"/>
          <draw:equation draw:name="f11" draw:formula="0 / ?f8"/>
          <draw:equation draw:name="f12" draw:formula="?f2 / ?f8"/>
        </draw:enhanced-geometry>
      </draw:custom-shape>
    </style:master-page>
    <style:master-page style:name="Master1-Layout4-twoObj-Two-Content" style:page-layout-name="pageLayout1" draw:style-name="a110">
      <draw:custom-shape svg:x="0.52285in" svg:y="0.00041in" svg:width="0.25in" svg:height="7.5in" draw:id="id26" draw:layer="Master1-bg" draw:style-name="a113" draw:name="Rectangle 8">
        <svg:title>Side bar</svg:title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16" draw:name="Title 1" svg:x="1.5in" svg:y="0.75in" svg:width="10.5in" svg:height="1.625in" presentation:class="title" presentation:placeholder="false">
        <draw:text-box>
          <text:p text:style-name="a115" text:class-names="" text:cond-style-name=""><text:span text:style-name="a114" text:class-names="">Click to edit Master title style</text:span></text:p>
        </draw:text-box>
        <svg:title/>
        <svg:desc/>
      </draw:frame>
      <draw:frame draw:id="id28" presentation:style-name="a132" draw:name="Content Placeholder 2" svg:x="1.5in" svg:y="2.5in" svg:width="4.86416in" svg:height="3.91667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cond le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48" draw:name="Content Placeholder 3" svg:x="7.13627in" svg:y="2.5in" svg:width="4.86416in" svg:height="3.91667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ck to 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52" draw:name="Date Placeholder 4" svg:x="1.52083in" svg:y="7.05751in" svg:width="1.31734in" svg:height="0.44249in" presentation:class="date-time" presentation:placeholder="false">
        <draw:text-box>
          <text:p text:style-name="a151" text:class-names="" text:cond-style-name=""><text:span text:style-name="a149" text:class-names=""><text:date text:fixed="false" style:data-style-name="a150">10/26/2025</text:date></text:span></text:p>
        </draw:text-box>
        <svg:title/>
        <svg:desc/>
      </draw:frame>
      <draw:frame draw:id="id31" presentation:style-name="a155" draw:name="Footer Placeholder 5" svg:x="3.16444in" svg:y="7.05751in" svg:width="6.8688in" svg:height="0.44249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2" presentation:style-name="a158" draw:name="Slide Number Placeholder 6" svg:x="10.35951in" svg:y="7.05751in" svg:width="1.74573in" svg:height="0.44249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9">
      <draw:custom-shape svg:x="0.52285in" svg:y="0.00041in" svg:width="0.25in" svg:height="7.5in" draw:id="id33" draw:layer="Master1-bg" draw:style-name="a162" draw:name="Rectangle 8">
        <svg:title>Side bar</svg:title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65" draw:name="Title 1" svg:x="1.5in" svg:y="0.75in" svg:width="10.5in" svg:height="1.625in" presentation:class="title" presentation:placeholder="false">
        <draw:text-box>
          <text:p text:style-name="a164" text:class-names="" text:cond-style-name=""><text:span text:style-name="a163" text:class-names="">Click to edit Master title style</text:span></text:p>
        </draw:text-box>
        <svg:title/>
        <svg:desc/>
      </draw:frame>
      <draw:frame draw:id="id35" presentation:style-name="a169" draw:name="Text Placeholder 2" svg:x="1.5in" svg:y="2.56in" svg:width="4.86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36" presentation:style-name="a185" draw:name="Content Placeholder 3" svg:x="1.5in" svg:y="3.61462in" svg:width="4.86in" svg:height="2.80205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89" draw:name="Text Placeholder 4" svg:x="7.13584in" svg:y="2.56in" svg:width="4.86in" svg:height="0.90104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38" presentation:style-name="a205" draw:name="Content Placeholder 5" svg:x="7.13584in" svg:y="3.61462in" svg:width="4.86in" svg:height="2.80205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09" draw:name="Date Placeholder 6" svg:x="1.52083in" svg:y="7.05751in" svg:width="1.31734in" svg:height="0.44249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10/26/2025</text:date></text:span></text:p>
        </draw:text-box>
        <svg:title/>
        <svg:desc/>
      </draw:frame>
      <draw:frame draw:id="id40" presentation:style-name="a212" draw:name="Footer Placeholder 7" svg:x="3.16444in" svg:y="7.05751in" svg:width="6.8688in" svg:height="0.44249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41" presentation:style-name="a215" draw:name="Slide Number Placeholder 8" svg:x="10.35951in" svg:y="7.05751in" svg:width="1.74573in" svg:height="0.44249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6">
      <draw:custom-shape svg:x="0.52285in" svg:y="0.00041in" svg:width="0.25in" svg:height="7.5in" draw:id="id42" draw:layer="Master1-bg" draw:style-name="a219" draw:name="Rectangle 8">
        <svg:title>Side bar</svg:title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22" draw:name="Title 1" svg:x="1.5in" svg:y="0.75in" svg:width="10.5in" svg:height="1.625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44" presentation:style-name="a226" draw:name="Date Placeholder 2" svg:x="1.52083in" svg:y="7.05751in" svg:width="1.31734in" svg:height="0.44249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0/26/2025</text:date></text:span></text:p>
        </draw:text-box>
        <svg:title/>
        <svg:desc/>
      </draw:frame>
      <draw:frame draw:id="id45" presentation:style-name="a229" draw:name="Footer Placeholder 3" svg:x="3.16444in" svg:y="7.05751in" svg:width="6.8688in" svg:height="0.44249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6" presentation:style-name="a232" draw:name="Slide Number Placeholder 4" svg:x="10.35951in" svg:y="7.05751in" svg:width="1.74573in" svg:height="0.44249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3">
      <draw:custom-shape svg:x="0.52285in" svg:y="0.00041in" svg:width="0.25in" svg:height="7.5in" draw:id="id47" draw:layer="Master1-bg" draw:style-name="a236" draw:name="Rectangle 8">
        <svg:title>Side bar</svg:title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40" draw:name="Date Placeholder 1" svg:x="1.52083in" svg:y="7.05751in" svg:width="1.31734in" svg:height="0.44249in" presentation:class="date-time" presentation:placeholder="false">
        <draw:text-box>
          <text:p text:style-name="a239" text:class-names="" text:cond-style-name=""><text:span text:style-name="a237" text:class-names=""><text:date text:fixed="false" style:data-style-name="a238">10/26/2025</text:date></text:span></text:p>
        </draw:text-box>
        <svg:title/>
        <svg:desc/>
      </draw:frame>
      <draw:frame draw:id="id49" presentation:style-name="a243" draw:name="Footer Placeholder 2" svg:x="3.16444in" svg:y="7.05751in" svg:width="6.8688in" svg:height="0.44249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50" presentation:style-name="a246" draw:name="Slide Number Placeholder 3" svg:x="10.35951in" svg:y="7.05751in" svg:width="1.74573in" svg:height="0.44249in" presentation:class="page-number" presentation:placeholder="false">
        <draw:text-box>
          <text:p text:style-name="a245" text:class-names="" text:cond-style-name=""><text:span text:style-name="a244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47">
      <draw:custom-shape svg:x="0in" svg:y="0.00041in" svg:width="5.8in" svg:height="7.49959in" draw:id="id51" draw:style-name="a250" draw:name="Rectangle 7">
        <svg:title>Background Shape</svg:title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253" draw:name="Title 1" svg:x="0.79167in" svg:y="0.75in" svg:width="4.21667in" svg:height="2.35989in" presentation:class="title" presentation:placeholder="false">
        <draw:text-box>
          <text:p text:style-name="a252" text:class-names="" text:cond-style-name=""><text:span text:style-name="a251" text:class-names="">Click to edit Master title style</text:span></text:p>
        </draw:text-box>
        <svg:title/>
        <svg:desc/>
      </draw:frame>
      <draw:frame draw:id="id53" presentation:style-name="a269" draw:name="Content Placeholder 2" svg:x="6.84167in" svg:y="0.75in" svg:width="5.7in" svg:height="5.65972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73" draw:name="Text Placeholder 3" svg:x="0.79167in" svg:y="3.12374in" svg:width="4.21667in" svg:height="3.29293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ck to edit Master text styles</text:span></text:p>
            </text:list-item>
          </text:list>
        </draw:text-box>
        <svg:title/>
        <svg:desc/>
      </draw:frame>
      <draw:frame draw:id="id55" presentation:style-name="a277" draw:name="Date Placeholder 4" svg:x="0.79167in" svg:y="7.05751in" svg:width="1.31734in" svg:height="0.44249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10/26/2025</text:date></text:span></text:p>
        </draw:text-box>
        <svg:title/>
        <svg:desc/>
      </draw:frame>
      <draw:frame draw:id="id56" presentation:style-name="a280" draw:name="Footer Placeholder 5" svg:x="2.41245in" svg:y="7.05751in" svg:width="2.59588in" svg:height="0.44249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57" presentation:style-name="a283" draw:name="Slide Number Placeholder 6" svg:x="10.80833in" svg:y="7.05751in" svg:width="1.74573in" svg:height="0.44249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58" draw:style-name="a286" draw:name="Rectangle 8">
        <svg:title>Divider Bar</svg:title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9-picTx-Picture-with-Caption" style:page-layout-name="pageLayout1" draw:style-name="a287">
      <draw:custom-shape svg:x="0in" svg:y="0.00041in" svg:width="5.8in" svg:height="7.49959in" draw:id="id59" draw:style-name="a290" draw:name="Rectangle 7">
        <svg:title>Background Shape</svg:title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293" draw:name="Title 1" svg:x="0.79167in" svg:y="0.75in" svg:width="4.21667in" svg:height="2.35989in" presentation:class="title" presentation:placeholder="false">
        <draw:text-box>
          <text:p text:style-name="a292" text:class-names="" text:cond-style-name=""><text:span text:style-name="a291" text:class-names="">Click to edit Master title style</text:span></text:p>
        </draw:text-box>
        <svg:title/>
        <svg:desc/>
      </draw:frame>
      <draw:frame draw:id="id61" presentation:style-name="a296" draw:name="Picture Placeholder 2" svg:x="6.05in" svg:y="0in" svg:width="7.28333in" svg:height="7.5in" presentation:class="graphic" presentation:placeholder="false">
        <draw:text-box>
          <text:p text:style-name="a295" text:class-names="" text:cond-style-name=""><text:span text:style-name="a294" text:class-names="">Click icon to add picture</text:span></text:p>
        </draw:text-box>
        <svg:title/>
        <svg:desc/>
      </draw:frame>
      <draw:frame draw:id="id62" presentation:style-name="a300" draw:name="Text Placeholder 3" svg:x="0.79167in" svg:y="3.12332in" svg:width="4.21667in" svg:height="3.2933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63" presentation:style-name="a304" draw:name="Date Placeholder 4" svg:x="0.79167in" svg:y="7.05751in" svg:width="1.31734in" svg:height="0.44249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10/26/2025</text:date></text:span></text:p>
        </draw:text-box>
        <svg:title/>
        <svg:desc/>
      </draw:frame>
      <draw:frame draw:id="id64" presentation:style-name="a307" draw:name="Footer Placeholder 5" svg:x="2.41245in" svg:y="7.05751in" svg:width="2.59588in" svg:height="0.44249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65" presentation:style-name="a310" draw:name="Slide Number Placeholder 6" svg:x="10.80833in" svg:y="7.05751in" svg:width="1.74573in" svg:height="0.44249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66" draw:style-name="a313" draw:name="Rectangle 8">
        <svg:title>Divider Bar</svg:title>
        <svg:desc/>
        <text:p text:style-name="a312" text:class-names="" text:cond-style-name=""><text:span text:style-name="a311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0-vertTx-Title-and-Vertical-Text" style:page-layout-name="pageLayout1" draw:style-name="a314">
      <draw:custom-shape svg:x="0.52285in" svg:y="0.00041in" svg:width="0.25in" svg:height="7.5in" draw:id="id67" draw:layer="Master1-bg" draw:style-name="a317" draw:name="Rectangle 8">
        <svg:title>Side bar</svg:title>
        <svg:desc/>
        <text:p text:style-name="a316" text:class-names="" text:cond-style-name=""><text:span text:style-name="a3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20" draw:name="Title 1" svg:x="1.5in" svg:y="0.75in" svg:width="10.5in" svg:height="1.625in" presentation:class="title" presentation:placeholder="false">
        <draw:text-box>
          <text:p text:style-name="a319" text:class-names="" text:cond-style-name=""><text:span text:style-name="a318" text:class-names="">Click to edit Master title style</text:span></text:p>
        </draw:text-box>
        <svg:title/>
        <svg:desc/>
      </draw:frame>
      <draw:frame draw:id="id69" presentation:style-name="a336" draw:name="Vertical Text Placeholder 2" svg:x="1.5in" svg:y="2.51042in" svg:width="10.5in" svg:height="3.90625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 le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hird le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40" draw:name="Date Placeholder 3" svg:x="1.52083in" svg:y="7.05751in" svg:width="1.31734in" svg:height="0.44249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10/26/2025</text:date></text:span></text:p>
        </draw:text-box>
        <svg:title/>
        <svg:desc/>
      </draw:frame>
      <draw:frame draw:id="id71" presentation:style-name="a343" draw:name="Footer Placeholder 4" svg:x="3.16444in" svg:y="7.05751in" svg:width="6.8688in" svg:height="0.44249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72" presentation:style-name="a346" draw:name="Slide Number Placeholder 5" svg:x="10.35951in" svg:y="7.05751in" svg:width="1.74573in" svg:height="0.44249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custom-shape svg:x="0.52285in" svg:y="0.00041in" svg:width="0.25in" svg:height="7.5in" draw:id="id73" draw:layer="Master1-bg" draw:style-name="a350" draw:name="Rectangle 8">
        <svg:title>Side bar</svg:title>
        <svg:desc/>
        <text:p text:style-name="a349" text:class-names="" text:cond-style-name=""><text:span text:style-name="a3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53" draw:name="Vertical Title 1" svg:x="10.49493in" svg:y="0.68259in" svg:width="1.71234in" svg:height="5.73408in" presentation:class="title" presentation:placeholder="false">
        <draw:text-box>
          <text:p text:style-name="a352" text:class-names="" text:cond-style-name=""><text:span text:style-name="a351" text:class-names="">Click to edit Master title style</text:span></text:p>
        </draw:text-box>
        <svg:title/>
        <svg:desc/>
      </draw:frame>
      <draw:frame draw:id="id75" presentation:style-name="a369" draw:name="Vertical Text Placeholder 2" svg:x="1.5in" svg:y="0.68259in" svg:width="8.94536in" svg:height="5.73408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 level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hird level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73" draw:name="Date Placeholder 3" svg:x="1.52083in" svg:y="7.05751in" svg:width="1.31734in" svg:height="0.44249in" presentation:class="date-time" presentation:placeholder="false">
        <draw:text-box>
          <text:p text:style-name="a372" text:class-names="" text:cond-style-name=""><text:span text:style-name="a370" text:class-names=""><text:date text:fixed="false" style:data-style-name="a371">10/26/2025</text:date></text:span></text:p>
        </draw:text-box>
        <svg:title/>
        <svg:desc/>
      </draw:frame>
      <draw:frame draw:id="id77" presentation:style-name="a376" draw:name="Footer Placeholder 4" svg:x="3.16444in" svg:y="7.05751in" svg:width="6.8688in" svg:height="0.44249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78" presentation:style-name="a379" draw:name="Slide Number Placeholder 5" svg:x="10.35951in" svg:y="7.05751in" svg:width="1.74573in" svg:height="0.44249in" presentation:class="page-number" presentation:placeholder="false">
        <draw:text-box>
          <text:p text:style-name="a378" text:class-names="" text:cond-style-name=""><text:span text:style-name="a377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/>
    <meta:initial-creator>Achu Alappey</meta:initial-creator>
    <dc:creator>Achu Alappey</dc:creator>
    <meta:creation-date>2025-10-25T19:17:17Z</meta:creation-date>
    <dc:date>2025-10-26T09:36:12Z</dc:date>
    <meta:template xlink:href="%7b4E564584-29E2-4622-BA83-A0857D59CE24%7dtf10001105" xlink:type="simple"/>
    <meta:editing-cycles>2</meta:editing-cycles>
    <meta:editing-duration>PT7455S</meta:editing-duration>
    <meta:document-statistic meta:paragraph-count="16" meta:word-count="280"/>
  </office:meta>
</office:document-meta>
</file>